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hat Are HTML Tables Used For, and What Should They Not Be Used For?</text:p>
      <text:p text:style-name="Standard"/>
      <text:p text:style-name="Standard">HTML tables aren't used as much these days as they used to be. But, as a frontend developer, you should still be familiar with them. Tables are one of the earliest ways devs had for displaying data in a browser way back in the 1990s.</text:p>
      <text:p text:style-name="Standard"/>
      <text:p text:style-name="Standard">Here's an example of code used to generate a table from the U.S. Bureau of Labor Statistics:</text:p>
      <text:p text:style-name="Standard"/>
      <text:p text:style-name="Standard">&lt;table id="quickfacts"&gt;</text:p>
      <text:p text:style-name="Standard"><text:s text:c="2"/>&lt;thead&gt;</text:p>
      <text:p text:style-name="Standard"><text:s text:c="4"/>&lt;tr&gt;</text:p>
      <text:p text:style-name="Standard"><text:s text:c="6"/>&lt;th colspan="2"&gt;Quick Facts: Software Developers, Quality Assurance Analysts, and Testers&lt;/th&gt;</text:p>
      <text:p text:style-name="Standard"><text:s text:c="4"/>&lt;/tr&gt;</text:p>
      <text:p text:style-name="Standard"><text:s text:c="2"/>&lt;/thead&gt;</text:p>
      <text:p text:style-name="Standard"><text:s text:c="2"/>&lt;tbody&gt;</text:p>
      <text:p text:style-name="Standard"><text:s text:c="4"/>&lt;tr&gt;</text:p>
      <text:p text:style-name="Standard"><text:s text:c="6"/>&lt;th&gt;2023 Median Pay&lt;/th&gt;</text:p>
      <text:p text:style-name="Standard"><text:s text:c="6"/>&lt;td&gt;</text:p>
      <text:p text:style-name="Standard"><text:s text:c="8"/>$130,160 per year</text:p>
      <text:p text:style-name="Standard"><text:s text:c="8"/>&lt;br&gt;$62.58 per hour</text:p>
      <text:p text:style-name="Standard"><text:s text:c="6"/>&lt;/td&gt;</text:p>
      <text:p text:style-name="Standard"><text:s text:c="4"/>&lt;/tr&gt;</text:p>
      <text:p text:style-name="Standard"><text:s text:c="4"/>&lt;tr&gt;</text:p>
      <text:p text:style-name="Standard"><text:s text:c="6"/>&lt;th&gt;Typical Entry-Level Education&lt;/th&gt;</text:p>
      <text:p text:style-name="Standard"><text:s text:c="6"/>&lt;td&gt;Bachelor's degree&lt;/td&gt;</text:p>
      <text:p text:style-name="Standard"><text:s text:c="4"/>&lt;/tr&gt;</text:p>
      <text:p text:style-name="Standard"><text:s text:c="4"/>&lt;tr&gt;</text:p>
      <text:p text:style-name="Standard"><text:s text:c="6"/>&lt;th&gt;Work Experience in a Related Occupation&lt;/th&gt;</text:p>
      <text:p text:style-name="Standard"><text:s text:c="6"/>&lt;td&gt;None&lt;/td&gt;</text:p>
      <text:p text:style-name="Standard"><text:s text:c="4"/>&lt;/tr&gt;</text:p>
      <text:p text:style-name="Standard"><text:s text:c="4"/>&lt;tr&gt;</text:p>
      <text:p text:style-name="Standard"><text:s text:c="6"/>&lt;th&gt;On-the-job Training&lt;/th&gt;</text:p>
      <text:p text:style-name="Standard"><text:s text:c="6"/>&lt;td&gt;None&lt;/td&gt;</text:p>
      <text:p text:style-name="Standard"><text:s text:c="4"/>&lt;/tr&gt;</text:p>
      <text:p text:style-name="Standard"><text:s text:c="4"/>&lt;tr&gt;</text:p>
      <text:p text:style-name="Standard"><text:s text:c="6"/>&lt;th&gt;Number of Jobs, 2022&lt;/th&gt;</text:p>
      <text:p text:style-name="Standard"><text:s text:c="6"/>&lt;td&gt;1,795,300&lt;/td&gt;</text:p>
      <text:p text:style-name="Standard"><text:s text:c="4"/>&lt;/tr&gt;</text:p>
      <text:p text:style-name="Standard"><text:s text:c="4"/>&lt;tr&gt;</text:p>
      <text:p text:style-name="Standard"><text:s text:c="6"/>&lt;th&gt;Job Outlook, 2022-32&lt;/th&gt;</text:p>
      <text:p text:style-name="Standard"><text:s text:c="6"/>&lt;td&gt;25% (Much faster than average)&lt;/td&gt;</text:p>
      <text:p text:style-name="Standard"><text:s text:c="4"/>&lt;/tr&gt;</text:p>
      <text:p text:style-name="Standard"><text:s text:c="4"/>&lt;tr&gt;</text:p>
      <text:p text:style-name="Standard"><text:s text:c="6"/>&lt;th&gt;Employment Change, 2022-32&lt;/th&gt;</text:p>
      <text:p text:style-name="Standard"><text:s text:c="6"/>&lt;td&gt;451,200&lt;/td&gt;</text:p>
      <text:p text:style-name="Standard"><text:s text:c="4"/>&lt;/tr&gt;</text:p>
      <text:p text:style-name="Standard"><text:s text:c="2"/>&lt;/tbody&gt;</text:p>
      <text:p text:style-name="Standard"><text:s text:c="2"/>&lt;tfoot&gt;</text:p>
      <text:p text:style-name="Standard"><text:s text:c="4"/>&lt;tr&gt;</text:p>
      <text:p text:style-name="Standard"><text:s text:c="6"/>&lt;th&gt;If this table had a footer it would be here.&lt;/th&gt;</text:p>
      <text:p text:style-name="Standard"><text:s text:c="4"/>&lt;/tr&gt;</text:p>
      <text:p text:style-name="Standard"><text:soft-page-break/><text:s text:c="2"/>&lt;/tfoot&gt;</text:p>
      <text:p text:style-name="Standard">&lt;/table&gt;</text:p>
      <text:p text:style-name="Standard">As you can see, there's a main table element with an id set to quickfacts. Inside it, the table has a table head element, thead, table body element, tbody, and a table foot element, tfoot.</text:p>
      <text:p text:style-name="Standard"/>
      <text:p text:style-name="Standard">The table head, body, and foot elements can each contain some number of table rows, tr. And each table row can contain a table header th which labels the data in that row. It can also contain some number of individual data cells, called table data, td.</text:p>
      <text:p text:style-name="Standard"/>
      <text:p text:style-name="Standard">Now, that's a lot of HTML elements. But don't be intimidated – these follow a simple hierarchy.</text:p>
      <text:p text:style-name="Standard"/>
      <text:p text:style-name="Standard">Here's the simplest table we can create that includes all of these elements:</text:p>
      <text:p text:style-name="Standard"/>
      <text:p text:style-name="Standard">&lt;table&gt;</text:p>
      <text:p text:style-name="Standard"><text:s text:c="2"/>&lt;thead&gt;</text:p>
      <text:p text:style-name="Standard"><text:s text:c="4"/>&lt;tr&gt;</text:p>
      <text:p text:style-name="Standard"><text:s text:c="6"/>&lt;th&gt;The title of this table&lt;/th&gt;</text:p>
      <text:p text:style-name="Standard"><text:s text:c="4"/>&lt;/tr&gt;</text:p>
      <text:p text:style-name="Standard"><text:s text:c="2"/>&lt;/thead&gt;</text:p>
      <text:p text:style-name="Standard"><text:s text:c="2"/>&lt;tbody&gt;</text:p>
      <text:p text:style-name="Standard"><text:s text:c="4"/>&lt;tr&gt;</text:p>
      <text:p text:style-name="Standard"><text:s text:c="6"/>&lt;th&gt;First Row&lt;/th&gt;</text:p>
      <text:p text:style-name="Standard"><text:s text:c="6"/>&lt;td&gt;</text:p>
      <text:p text:style-name="Standard"><text:s text:c="8"/>First Data Cell</text:p>
      <text:p text:style-name="Standard"><text:s text:c="6"/>&lt;/td&gt;</text:p>
      <text:p text:style-name="Standard"><text:s text:c="4"/>&lt;/tr&gt;</text:p>
      <text:p text:style-name="Standard"><text:s text:c="4"/>&lt;tr&gt;</text:p>
      <text:p text:style-name="Standard"><text:s text:c="6"/>&lt;th&gt;Second Row&lt;/th&gt;</text:p>
      <text:p text:style-name="Standard"><text:s text:c="6"/>&lt;td&gt;</text:p>
      <text:p text:style-name="Standard"><text:s text:c="8"/>Second Data Cell</text:p>
      <text:p text:style-name="Standard"><text:s text:c="6"/>&lt;/td&gt;</text:p>
      <text:p text:style-name="Standard"><text:s text:c="4"/>&lt;/tr&gt;</text:p>
      <text:p text:style-name="Standard"><text:s text:c="2"/>&lt;/tbody&gt;</text:p>
      <text:p text:style-name="Standard"><text:s text:c="2"/>&lt;tfoot&gt;</text:p>
      <text:p text:style-name="Standard"><text:s text:c="4"/>&lt;tr&gt;</text:p>
      <text:p text:style-name="Standard"><text:s text:c="6"/>&lt;th&gt;The footer of this table, which might contain date of publication, author credits, or other meta information.&lt;/th&gt;</text:p>
      <text:p text:style-name="Standard"><text:s text:c="4"/>&lt;/tr&gt;</text:p>
      <text:p text:style-name="Standard"><text:s text:c="2"/>&lt;/tfoot&gt;</text:p>
      <text:p text:style-name="Standard">&lt;/table&gt;</text:p>
      <text:p text:style-name="Standard">So as you can see, the data itself is always within a tr – and within that tr element is a th element with a header, and a td element with data.</text:p>
      <text:p text:style-name="Standard"/>
      <text:p text:style-name="Standard">Some websites will choose to use divs to build their own tables instead of using the more appropriate table element.</text:p>
      <text:p text:style-name="Standard"/>
      <text:p text:style-name="Standard">While it is possible to display tabular data using generic div elements, it is still better to use the table element instead.</text:p>
      <text:p text:style-name="Standard"/>
      <text:p text:style-name="Standard">Many years ago, developers might have used a table to position non-data elements on a webpage. This was never considered a best practice. But you may encounter some codebases where tables are still used like this.</text:p>
      <text:p text:style-name="Standard"><text:soft-page-break/></text:p>
      <text:p text:style-name="Standard">Nowadays, developers use CSS flexbox and grid to layout their designs. freeCodeCamp will cover these tools in depth later.</text:p>
      <text:p text:style-name="Standard"/>
      <text:p text:style-name="Standard">For now, just use HTML tables for their original intended purpose: displaying tabular dat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8T14:25:22.122000000</meta:creation-date>
    <dc:date>2025-03-18T14:26:26.860000000</dc:date>
    <meta:editing-duration>PT1M5S</meta:editing-duration>
    <meta:editing-cycles>1</meta:editing-cycles>
    <meta:document-statistic meta:table-count="0" meta:image-count="0" meta:object-count="0" meta:page-count="3" meta:paragraph-count="84" meta:word-count="471" meta:character-count="3162" meta:non-whitespace-character-count="2463"/>
    <meta:generator>LibreOffice/7.3.4.2$Windows_X86_64 LibreOffice_project/728fec16bd5f605073805c3c9e7c4212a0120dc5</meta:generator>
  </office:meta>
</office:document-meta>
</file>